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right="-1.10pt" fo:margin-bottom="10.00pt"/>
    </style:style>
    <style:style style:name="P3" style:family="paragraph">
      <style:paragraph-properties fo:line-height="115.00%" fo:text-align="left" fo:margin-right="-1.10pt" fo:margin-bottom="10.00pt"/>
    </style:style>
  </office:automatic-styles>
  <office:body>
    <office:text>
      <text:p text:style-name="P1"><text:span text:style-name="T1">1<text:s text:c="12"/></text:span><text:span text:style-name="T2">INTRODUCTION</text:span><text:span text:style-name="T3"/></text:p>
      <text:p text:style-name="P1"><text:span text:style-name="T3"><text:s text:c="16"/>1.1 Overview</text:span></text:p>
      <text:p text:style-name="P1"><text:span text:style-name="T3"><text:s text:c="26"/>An index of economic freedom is the composite measure of the quality of political-economic institutions across different jurisdiction.Scores and ranks are based on criteria that the creators of the index judge as being relevant,Which vary from one index to another.</text:span></text:p>
      <text:p text:style-name="P1"><text:span text:style-name="T3"/></text:p>
      <text:p text:style-name="P1"><text:span text:style-name="T3"><text:s text:c="12"/>1.2 Purpose</text:span></text:p>
      <text:p text:style-name="P1"><text:span text:style-name="T3"><text:s text:c="22"/>Using economic freedom index,users can discover innovative ways to use the index in science,public policy,enterprises and advocacy.The index is an excellent analytical tool for evaluating 186 economics worldwide and each country page is a platform for examining the political and economic trends of a nation in depth.</text:span></text:p>
      <text:p text:style-name="P1"><text:span text:style-name="T3"/></text:p>
      <text:p text:style-name="P1"><text:span text:style-name="T4">2<text:s text:c="10"/>PROBLEM DEFINITION AND DESIGN THINKING</text:span></text:p>
      <text:p text:style-name="P1"><text:span text:style-name="T5"><text:s text:c="12"/>2.1 Empathy map</text:span></text:p>
      <text:p text:style-name="P2"><draw:frame text:anchor-type="as-char" svg:width="102.92mm" svg:height="73.82mm" style:rel-width="scale" style:rel-height="scale"><draw:object-ole xlink:href="OleObj1"/><draw:image xlink:href="ObjectReplacements/OleObj1"/></draw:frame><text:span text:style-name="T5"/></text:p>
      <text:p text:style-name="P3"><text:span text:style-name="T5"/></text:p>
      <text:p text:style-name="P3"><text:span text:style-name="T6">3<text:s text:c="9"/>RESULT</text:span></text:p>
      <text:p text:style-name="P3"><text:span text:style-name="T6"><text:s text:c="22"/></text:span><text:span text:style-name="T7">Increased prosperity,reduced conflicts and stronger human strength towards economic crisis.</text:span></text:p>
      <text:p text:style-name="P3"><text:span text:style-name="T7"/></text:p>
      <text:p text:style-name="P3"><text:span text:style-name="T8">4<text:s text:c="9"/>ADVANTAGE AND DISADVANTAGE</text:span></text:p>
      <text:p text:style-name="P3"><text:span text:style-name="T8"><text:s text:c="18"/></text:span><text:span text:style-name="T9">The main advantage is traditional economics often provides economic security and free market economics have the highest degree of economic freedom of any economic system and the disadvantage is poor working condition,an increased barrier to entry,risk of market failure and reduced society safety net.</text:span></text:p>
      <text:p text:style-name="P3"><text:span text:style-name="T9"/></text:p>
      <text:p text:style-name="P3"><text:span text:style-name="T10">5<text:s text:c="10"/>APPLICATION</text:span></text:p>
      <text:p text:style-name="P3"><text:span text:style-name="T10"><text:s text:c="18"/></text:span><text:span text:style-name="T11">Singnificant source of information for experts in government policy,investors and market resources across the world.</text:span></text:p>
      <text:p text:style-name="P3"><text:span text:style-name="T11"/></text:p>
      <text:p text:style-name="P3"><text:span text:style-name="T12">6<text:s text:c="10"/>CONCLUSION</text:span></text:p>
      <text:p text:style-name="P3"><text:span text:style-name="T12"><text:s text:c="18"/></text:span><text:span text:style-name="T13">All economic systems are designed to manage the production,consumption,distribution of goods and services.</text:span></text:p>
      <text:p text:style-name="P3"><text:span text:style-name="T13"/></text:p>
      <text:p text:style-name="P3"><text:span text:style-name="T14">7</text:span><text:span text:style-name="T15"><text:s text:c="10"/></text:span><text:span text:style-name="T16">FUTURE SCOPE</text:span></text:p>
      <text:p text:style-name="P3"><text:span text:style-name="T16"><text:s text:c="17"/></text:span><text:span text:style-name="T17">Property rights and rule of law,increases international trade</text:span><text:span text:style-name="T18"/></text:p>
      <text:p text:style-name="P3"><text:span text:style-name="T19"/></text:p>
      <text:p text:style-name="P3"><text:span text:style-name="T19"/></text:p>
      <text:p text:style-name="P3"><text:span text:style-name="T19"/></text:p>
      <text:p text:style-name="P3"><text:span text:style-name="T19"/></text:p>
      <text:p text:style-name="P3"><text:span text:style-name="T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